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83.87mm" table:align="margins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110mm" style:rel-column-width="39205*"/>
    </style:style>
    <style:style style:name="Таблица2.G" style:family="table-column">
      <style:table-column-properties style:column-width="8.89mm" style:rel-column-width="3166*"/>
    </style:style>
    <style:style style:name="Таблица2.1" style:family="table-row">
      <style:table-row-properties style:row-height="4.9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2" style:family="table-row">
      <style:table-row-properties style:row-height="1.99mm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3" style:family="table-row">
      <style:table-row-properties style:row-height="2.89mm"/>
    </style:style>
    <style:style style:name="Таблица2.A4" style:family="table-cell">
      <style:table-cell-properties style:vertical-align="middle" fo:padding="0mm" fo:border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20mm" style:rel-column-width="7129*"/>
    </style:style>
    <style:style style:name="Таблица1.B" style:family="table-column">
      <style:table-column-properties style:column-width="110mm" style:rel-column-width="39205*"/>
    </style:style>
    <style:style style:name="Таблица1.C" style:family="table-column">
      <style:table-column-properties style:column-width="10mm" style:rel-column-width="3564*"/>
    </style:style>
    <style:style style:name="Таблица1.D" style:family="table-column">
      <style:table-column-properties style:column-width="43.87mm" style:rel-column-width="15637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8.01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33" style:family="table-cell">
      <style:table-cell-properties style:vertical-align="middle" fo:padding="0mm" fo:border="none"/>
    </style:style>
    <style:style style:name="Таблица1.B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.C33" style:family="table-cell">
      <style:table-cell-properties style:vertical-align="middle" fo:padding="0mm" fo:border-left="1.6pt solid #000000" fo:border-right="none" fo:border-top="none" fo:border-bottom="none"/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normal" officeooo:rsid="002dfa3f" officeooo:paragraph-rsid="002dfa3f" style:font-size-asian="15pt" style:font-style-asian="normal" style:font-size-complex="15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8" style:family="paragraph" style:parent-style-name="Standard" style:master-page-name="">
      <style:paragraph-properties style:page-number="auto" fo:break-after="pag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style:font-name="OpenGost Type B TT1" fo:font-size="12pt" style:font-size-asian="12pt" style:font-size-complex="12pt"/>
    </style:style>
    <style:style style:name="P1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Врезка2" text:anchor-type="paragraph" svg:x="20mm" svg:y="277mm" svg:width="185mm" svg:height="14.99mm" draw:z-index="2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F1" table:number-rows-spanned="4" office:value-type="string"><text:p text:style-name="P7"/></table:table-cell><table:table-cell table:style-name="Таблица2.G1" table:number-rows-spanned="2" office:value-type="string"><text:p text:style-name="P17">Лист</text:p></table:table-cell></table:table-row><table:table-row table:style-name="Таблица2.2"><table:table-cell table:style-name="Таблица2.A2" table:number-rows-spanned="2" office:value-type="string"><text:p text:style-name="P14"/></table:table-cell><table:table-cell table:style-name="Таблица2.G1" table:number-rows-spanned="2" office:value-type="string"><text:p text:style-name="P14"/></table:table-cell><table:table-cell table:style-name="Таблица2.G1" table:number-rows-spanned="2" office:value-type="string"><text:p text:style-name="P14"/></table:table-cell><table:table-cell table:style-name="Таблица2.G1" table:number-rows-spanned="2" office:value-type="string"><text:p text:style-name="P14"/></table:table-cell><table:table-cell table:style-name="Таблица2.G1" table:number-rows-spanned="2" office:value-type="string"><text:p text:style-name="P14"/></table:table-cell><table:covered-table-cell/><table:covered-table-cell/></table:table-row><table:table-row table:style-name="Таблица2.3"><table:covered-table-cell/><table:covered-table-cell/><table:covered-table-cell/><table:covered-table-cell/><table:covered-table-cell/><table:covered-table-cell/><table:table-cell table:style-name="Таблица2.F1" table:number-rows-spanned="2" office:value-type="string"><text:p text:style-name="P18"/></table:table-cell></table:table-row><table:table-row table:style-name="Таблица2.1"><table:table-cell table:style-name="Таблица2.A4" office:value-type="string"><text:p text:style-name="P15">Изм.</text:p></table:table-cell><table:table-cell table:style-name="Таблица2.F1" office:value-type="string"><text:p text:style-name="P15">Лист</text:p></table:table-cell><table:table-cell table:style-name="Таблица2.F1" office:value-type="string"><text:p text:style-name="P16">№ докум.</text:p></table:table-cell><table:table-cell table:style-name="Таблица2.F1" office:value-type="string"><text:p text:style-name="P15">Подп.</text:p></table:table-cell><table:table-cell table:style-name="Таблица2.F1" office:value-type="string"><text:p text:style-name="P15">Дата</text:p></table:table-cell><table:covered-table-cell/><table:covered-table-cell/></table:table-row></table:table><text:p text:style-name="Frame_20_contents"/></draw:text-box></draw:frame><draw:frame draw:style-name="fr2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2">Подп. дата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1" office:value-type="string"><text:p text:style-name="P12">Инв. № дубл.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1" office:value-type="string"><text:p text:style-name="P12">Взам. инв. №</text:p></table:table-cell><table:table-cell table:style-name="Таблица3.B1" office:value-type="string"><text:p text:style-name="P13"/></table:table-cell></table:table-row><table:table-row table:style-name="Таблица3.4"><table:table-cell table:style-name="Таблица3.A1" office:value-type="string"><text:p text:style-name="P12">Подп. и дата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5" office:value-type="string"><text:p text:style-name="P12">Инв. № подл.</text:p></table:table-cell><table:table-cell table:style-name="Таблица3.B5" office:value-type="string"><text:p text:style-name="P13"/></table:table-cell></table:table-row></table:table><text:p text:style-name="Frame_20_contents"/></draw:text-box></draw:frame><draw:frame draw:style-name="fr3" draw:name="Врезка1" text:anchor-type="paragraph" svg:x="20mm" svg:y="4.99mm" svg:width="185mm" svg:height="271.99mm" draw:z-index="3"><draw:text-box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row table:style-name="Таблица1.1"><table:table-cell table:style-name="Таблица1.A1" office:value-type="string"><text:p text:style-name="P1">Поз.</text:p><text:p text:style-name="P1">обозначе-</text:p><text:p text:style-name="P1">ние</text:p></table:table-cell><table:table-cell table:style-name="Таблица1.B1" office:value-type="string"><text:p text:style-name="P2">Наименование</text:p></table:table-cell><table:table-cell table:style-name="Таблица1.B1" office:value-type="string"><text:p text:style-name="P3">Кол.</text:p></table:table-cell><table:table-cell table:style-name="Таблица1.B1" office:value-type="string"><text:p text:style-name="P4">Примечание</text:p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33" office:value-type="string"><text:p text:style-name="P5"/></table:table-cell><table:table-cell table:style-name="Таблица1.B33" office:value-type="string"><text:p text:style-name="P6"/></table:table-cell><table:table-cell table:style-name="Таблица1.C33" office:value-type="string"><text:p text:style-name="P5"/></table:table-cell><table:table-cell table:style-name="Таблица1.C33" office:value-type="string"><text:p text:style-name="P5"/></table:table-cell></table:table-row></table:table><text:p text:style-name="Frame_20_contents"/></draw:text-box></draw:frame><draw:frame draw:style-name="fr4" draw:name="Врезка5" text:anchor-type="paragraph" svg:x="95mm" svg:width="110mm" svg:height="4.99mm" draw:z-index="0"><draw:text-box><text:p text:style-name="P11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1T15:42:44</dc:date>
    <dc:creator>Константин </dc:creator>
    <meta:editing-duration>PT5H34M40S</meta:editing-duration>
    <meta:editing-cycles>24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3" meta:image-count="0" meta:object-count="0" meta:page-count="1" meta:paragraph-count="18" meta:word-count="30" meta:character-count="148" meta:non-whitespace-character-count="136"/>
  </office:meta>
</office:document-meta>
</file>